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this is a one line character str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First line</text:p>
            <text:p>Second 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Vincent Prunet</meta:initial-creator>
    <meta:creation-date>2022-06-07T10:12:07.954073680</meta:creation-date>
    <dc:date>2022-06-07T10:14:54.980584634</dc:date>
    <dc:creator>Vincent Prunet</dc:creator>
    <meta:editing-duration>PT2M47S</meta:editing-duration>
    <meta:editing-cycles>1</meta:editing-cycles>
    <meta:document-statistic meta:table-count="1" meta:cell-count="9" meta:object-count="0"/>
    <meta:generator>LibreOffice/7.1.6.2$MacOSX_X86_64 LibreOffice_project/0e133318fcee89abacd6a7d077e292f1145735c3</meta:generator>
  </office:meta>
</office:document-meta>
</file>